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9.090909090909092" office:value-type="float"/>
          <table:table-cell table:style-name="acquired_lot_note_fiat" office:value="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59090909090909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5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5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30.90909090909091" office:value-type="float"/>
          <table:table-cell table:style-name="acquired_lot_note_fiat" office:value="28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8590909090909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7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7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3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4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2/3: 0.4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21T16:13:36.14775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